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4402" calcext:value-type="float">
            <text:p>7,34402</text:p>
          </table:table-cell>
          <table:table-cell office:value-type="float" office:value="0.00175" calcext:value-type="float">
            <text:p>0,00175</text:p>
          </table:table-cell>
          <table:table-cell table:formula="of:=[.B1]^3" office:value-type="float" office:value="396.096999652973" calcext:value-type="float">
            <text:p>396,096999653</text:p>
          </table:table-cell>
          <table:table-cell table:formula="of:=[.B1]^2*3*[.C1]" office:value-type="float" office:value="0.2831568062421" calcext:value-type="float">
            <text:p>0,2831568062</text:p>
          </table:table-cell>
          <table:table-cell table:formula="of:=([.A1]*[.$B$10]+([.$C$11]*[.$B$11]+[.$B$12]*[.$C$12])*(1-[.A1])+[.$B$13]*2)*1000000" office:value-type="float" office:value="33.43096" calcext:value-type="float">
            <text:p>33,4309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7.35232" calcext:value-type="float">
            <text:p>7,35232</text:p>
          </table:table-cell>
          <table:table-cell office:value-type="float" office:value="0.00188" calcext:value-type="float">
            <text:p>0,00188</text:p>
          </table:table-cell>
          <table:table-cell table:formula="of:=[.B2]^3" office:value-type="float" office:value="397.441490294407" calcext:value-type="float">
            <text:p>397,4414902944</text:p>
          </table:table-cell>
          <table:table-cell table:formula="of:=[.B2]^2*3*[.C2]" office:value-type="float" office:value="0.304879276916736" calcext:value-type="float">
            <text:p>0,3048792769</text:p>
          </table:table-cell>
          <table:table-cell table:formula="of:=([.A2]*[.$B$10]+([.$C$11]*[.$B$11]+[.$B$12]*[.$C$12])*(1-[.A2])+[.$B$13]*2)*1000000" office:value-type="float" office:value="33.562288" calcext:value-type="float">
            <text:p>33,56228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7.36449" calcext:value-type="float">
            <text:p>7,36449</text:p>
          </table:table-cell>
          <table:table-cell office:value-type="float" office:value="0.00191" calcext:value-type="float">
            <text:p>0,00191</text:p>
          </table:table-cell>
          <table:table-cell table:formula="of:=[.B3]^3" office:value-type="float" office:value="399.418365737527" calcext:value-type="float">
            <text:p>399,4183657375</text:p>
          </table:table-cell>
          <table:table-cell table:formula="of:=[.B3]^2*3*[.C3]" office:value-type="float" office:value="0.310770635261373" calcext:value-type="float">
            <text:p>0,3107706353</text:p>
          </table:table-cell>
          <table:table-cell table:formula="of:=([.A3]*[.$B$10]+([.$C$11]*[.$B$11]+[.$B$12]*[.$C$12])*(1-[.A3])+[.$B$13]*2)*1000000" office:value-type="float" office:value="33.693616" calcext:value-type="float">
            <text:p>33,69361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37533" calcext:value-type="float">
            <text:p>7,37533</text:p>
          </table:table-cell>
          <table:table-cell office:value-type="float" office:value="0.00204" calcext:value-type="float">
            <text:p>0,00204</text:p>
          </table:table-cell>
          <table:table-cell table:formula="of:=[.B4]^3" office:value-type="float" office:value="401.184708503198" calcext:value-type="float">
            <text:p>401,1847085032</text:p>
          </table:table-cell>
          <table:table-cell table:formula="of:=[.B4]^2*3*[.C4]" office:value-type="float" office:value="0.332900414766468" calcext:value-type="float">
            <text:p>0,3329004148</text:p>
          </table:table-cell>
          <table:table-cell table:formula="of:=([.A4]*[.$B$10]+([.$C$11]*[.$B$11]+[.$B$12]*[.$C$12])*(1-[.A4])+[.$B$13]*2)*1000000" office:value-type="float" office:value="33.75928" calcext:value-type="float">
            <text:p>33,7592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7.37488" calcext:value-type="float">
            <text:p>7,37488</text:p>
          </table:table-cell>
          <table:table-cell office:value-type="float" office:value="0.0022" calcext:value-type="float">
            <text:p>0,0022</text:p>
          </table:table-cell>
          <table:table-cell table:formula="of:=[.B5]^3" office:value-type="float" office:value="401.111279068598" calcext:value-type="float">
            <text:p>401,1112790686</text:p>
          </table:table-cell>
          <table:table-cell table:formula="of:=[.B5]^2*3*[.C5]" office:value-type="float" office:value="0.35896644309504" calcext:value-type="float">
            <text:p>0,3589664431</text:p>
          </table:table-cell>
          <table:table-cell table:formula="of:=([.A5]*[.$B$10]+([.$C$11]*[.$B$11]+[.$B$12]*[.$C$12])*(1-[.A5])+[.$B$13]*2)*1000000" office:value-type="float" office:value="33.824944" calcext:value-type="float">
            <text:p>33,82494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7.37556" calcext:value-type="float">
            <text:p>7,37556</text:p>
          </table:table-cell>
          <table:table-cell office:value-type="float" office:value="0.00211" calcext:value-type="float">
            <text:p>0,00211</text:p>
          </table:table-cell>
          <table:table-cell table:formula="of:=[.B6]^3" office:value-type="float" office:value="401.222242563576" calcext:value-type="float">
            <text:p>401,2222425636</text:p>
          </table:table-cell>
          <table:table-cell table:formula="of:=[.B6]^2*3*[.C6]" office:value-type="float" office:value="0.344344944035088" calcext:value-type="float">
            <text:p>0,344344944</text:p>
          </table:table-cell>
          <table:table-cell table:formula="of:=([.A6]*[.$B$10]+([.$C$11]*[.$B$11]+[.$B$12]*[.$C$12])*(1-[.A6])+[.$B$13]*2)*1000000" office:value-type="float" office:value="33.956272" calcext:value-type="float">
            <text:p>33,956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0222" calcext:value-type="float">
            <text:p>7,40222</text:p>
          </table:table-cell>
          <table:table-cell office:value-type="float" office:value="0.0019" calcext:value-type="float">
            <text:p>0,0019</text:p>
          </table:table-cell>
          <table:table-cell table:formula="of:=[.B7]^3" office:value-type="float" office:value="405.588811021421" calcext:value-type="float">
            <text:p>405,5888110214</text:p>
          </table:table-cell>
          <table:table-cell table:formula="of:=[.B7]^2*3*[.C7]" office:value-type="float" office:value="0.31231930729188" calcext:value-type="float">
            <text:p>0,3123193073</text:p>
          </table:table-cell>
          <table:table-cell table:formula="of:=([.A7]*[.$B$10]+([.$C$11]*[.$B$11]+[.$B$12]*[.$C$12])*(1-[.A7])+[.$B$13]*2)*1000000" office:value-type="float" office:value="34.0876" calcext:value-type="float">
            <text:p>34,087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 calcext:value-type="string">
            <text:p>Gd</text:p>
          </table:table-cell>
          <table:table-cell table:style-name="ce2" office:value-type="float" office:value="0.000019903" calcext:value-type="float">
            <text:p>0,00001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0.000019336" calcext:value-type="float">
            <text:p>0,000019336</text:p>
          </table:table-cell>
          <table:table-cell office:value-type="float" office:value="0.73" calcext:value-type="float">
            <text:p>0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000019004" calcext:value-type="float">
            <text:p>0,000019004</text:p>
          </table:table-cell>
          <table:table-cell office:value-type="float" office:value="0.27" calcext:value-type="float">
            <text:p>0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table:style-name="ce3" office:value-type="float" office:value="0.0000070923" calcext:value-type="float">
            <text:p>7,09E-006</text:p>
          </table:table-cell>
          <table:table-cell table:number-columns-repeated="4"/>
        </table:table-row>
        <table:table-row table:style-name="ro1" table:number-rows-repeated="74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07:21:08.995470824</meta:creation-date>
    <dc:date>2016-05-11T22:50:38.600682388</dc:date>
    <meta:editing-duration>PT28M27S</meta:editing-duration>
    <meta:editing-cycles>1</meta:editing-cycles>
    <meta:document-statistic meta:table-count="1" meta:cell-count="52" meta:object-count="0"/>
    <meta:generator>LibreOffice/4.2.8.2$Linux_X86_64 LibreOffice_project/420m0$Build-2</meta:generator>
  </office:meta>
</office:document-meta>
</file>